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0a1eb" officeooo:paragraph-rsid="0010a1eb"/>
    </style:style>
    <style:style style:name="P2" style:family="paragraph" style:parent-style-name="Standard">
      <style:paragraph-properties fo:text-align="start" style:justify-single-word="false"/>
      <style:text-properties officeooo:rsid="0012ad93" officeooo:paragraph-rsid="0012ad93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text-properties officeooo:rsid="001a12f1" officeooo:paragraph-rsid="001a12f1"/>
    </style:style>
    <style:style style:name="P5" style:family="paragraph" style:parent-style-name="Text_20_body">
      <style:paragraph-properties fo:text-align="start" style:justify-single-word="false"/>
      <style:text-properties officeooo:rsid="000fae77" officeooo:paragraph-rsid="000fae77"/>
    </style:style>
    <style:style style:name="P6" style:family="paragraph" style:parent-style-name="Text_20_body">
      <style:paragraph-properties fo:text-align="start" style:justify-single-word="false"/>
      <style:text-properties officeooo:rsid="0012ad93" officeooo:paragraph-rsid="0012ad93"/>
    </style:style>
    <style:style style:name="P7" style:family="paragraph" style:parent-style-name="Text_20_body">
      <style:text-properties officeooo:rsid="0012ad93" officeooo:paragraph-rsid="0012ad93" fo:background-color="#ffff00"/>
    </style:style>
    <style:style style:name="P8" style:family="paragraph" style:parent-style-name="Text_20_body">
      <style:paragraph-properties fo:text-align="start" style:justify-single-word="false"/>
      <style:text-properties officeooo:rsid="0012ad93" officeooo:paragraph-rsid="0012ad93" fo:background-color="#ffff00"/>
    </style:style>
    <style:style style:name="P9" style:family="paragraph" style:parent-style-name="Text_20_body">
      <style:paragraph-properties fo:text-align="start" style:justify-single-word="false"/>
      <style:text-properties officeooo:rsid="0017f56e" officeooo:paragraph-rsid="0017f56e"/>
    </style:style>
    <style:style style:name="P10" style:family="paragraph" style:parent-style-name="Text_20_body">
      <style:paragraph-properties fo:text-align="start" style:justify-single-word="false"/>
      <style:text-properties officeooo:rsid="0017f56e" officeooo:paragraph-rsid="001945b4"/>
    </style:style>
    <style:style style:name="P11" style:family="paragraph" style:parent-style-name="Text_20_body">
      <style:paragraph-properties fo:text-align="start" style:justify-single-word="false"/>
      <style:text-properties officeooo:paragraph-rsid="0017f56e"/>
    </style:style>
    <style:style style:name="P12" style:family="paragraph" style:parent-style-name="Text_20_body">
      <style:paragraph-properties fo:text-align="start" style:justify-single-word="false"/>
      <style:text-properties officeooo:paragraph-rsid="001945b4"/>
    </style:style>
    <style:style style:name="P13" style:family="paragraph" style:parent-style-name="Text_20_body">
      <style:paragraph-properties fo:text-align="start" style:justify-single-word="false"/>
      <style:text-properties officeooo:rsid="001945b4" officeooo:paragraph-rsid="001945b4"/>
    </style:style>
    <style:style style:name="P14" style:family="paragraph" style:parent-style-name="Text_20_body">
      <style:paragraph-properties fo:text-align="start" style:justify-single-word="false"/>
      <style:text-properties officeooo:rsid="001a12f1" officeooo:paragraph-rsid="001a12f1"/>
    </style:style>
    <style:style style:name="P15" style:family="paragraph" style:parent-style-name="Text_20_body">
      <style:paragraph-properties fo:text-align="start" style:justify-single-word="false"/>
      <style:text-properties officeooo:rsid="001a12f1" officeooo:paragraph-rsid="001aaff9"/>
    </style:style>
    <style:style style:name="P16" style:family="paragraph" style:parent-style-name="Text_20_body">
      <style:paragraph-properties fo:text-align="start" style:justify-single-word="false"/>
      <style:text-properties officeooo:rsid="001aaff9" officeooo:paragraph-rsid="001aaff9"/>
    </style:style>
    <style:style style:name="P17" style:family="paragraph" style:parent-style-name="Text_20_body">
      <style:paragraph-properties fo:text-align="start" style:justify-single-word="false"/>
      <style:text-properties officeooo:rsid="001bb2ab" officeooo:paragraph-rsid="001bb2ab"/>
    </style:style>
    <style:style style:name="P18" style:family="paragraph" style:parent-style-name="Table_20_Contents">
      <style:paragraph-properties fo:text-align="start" style:justify-single-word="false"/>
      <style:text-properties officeooo:rsid="0010a1eb" officeooo:paragraph-rsid="0010a1eb"/>
    </style:style>
    <style:style style:name="P19" style:family="paragraph" style:parent-style-name="Text_20_body">
      <style:paragraph-properties fo:text-align="start" style:justify-single-word="false"/>
      <style:text-properties officeooo:rsid="001bb2ab" officeooo:paragraph-rsid="001bb2ab"/>
    </style:style>
    <style:style style:name="P20" style:family="paragraph" style:parent-style-name="Text_20_body">
      <style:text-properties officeooo:rsid="001cd74f" officeooo:paragraph-rsid="001cd74f"/>
    </style:style>
    <style:style style:name="P21" style:family="paragraph" style:parent-style-name="Text_20_body">
      <style:text-properties officeooo:rsid="001cd74f" officeooo:paragraph-rsid="001cd79d"/>
    </style:style>
    <style:style style:name="P22" style:family="paragraph" style:parent-style-name="Text_20_body">
      <style:text-properties officeooo:rsid="001cd79d" officeooo:paragraph-rsid="001cd79d"/>
    </style:style>
    <style:style style:name="P23" style:family="paragraph" style:parent-style-name="Heading">
      <style:text-properties officeooo:rsid="001cd74f" officeooo:paragraph-rsid="001cd74f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2">
      <style:paragraph-properties fo:text-align="center" style:justify-single-word="false" fo:break-before="page"/>
    </style:style>
    <style:style style:name="P26" style:family="paragraph" style:parent-style-name="Heading_20_2">
      <style:paragraph-properties fo:text-align="center" style:justify-single-word="false" fo:break-before="page"/>
      <style:text-properties officeooo:rsid="00148996" officeooo:paragraph-rsid="00148996"/>
    </style:style>
    <style:style style:name="T1" style:family="text">
      <style:text-properties officeooo:rsid="0012ad93"/>
    </style:style>
    <style:style style:name="T2" style:family="text">
      <style:text-properties officeooo:rsid="001648bb"/>
    </style:style>
    <style:style style:name="T3" style:family="text">
      <style:text-properties officeooo:rsid="0017f56e"/>
    </style:style>
    <style:style style:name="T4" style:family="text">
      <style:text-properties officeooo:rsid="001a12f1"/>
    </style:style>
    <style:style style:name="T5" style:family="text">
      <style:text-properties officeooo:rsid="001aaff9"/>
    </style:style>
    <style:style style:name="T6" style:family="text">
      <style:text-properties officeooo:rsid="001bb2ab"/>
    </style:style>
    <style:style style:name="T7" style:family="text">
      <style:text-properties officeooo:rsid="001cd74f"/>
    </style:style>
    <style:style style:name="T8" style:family="text">
      <style:text-properties officeooo:rsid="001cd7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atterns (Паттерны)</text:h>
      <text:p text:style-name="P5">GoF Описали основной набор часто встречающихся проблем и основной подход к их решению. (первые патерны)</text:p>
      <text:p text:style-name="P5">1) Фундмаентальные</text:p>
      <text:p text:style-name="P5"><text:tab/>патерны лежащие в основе других патернов</text:p>
      <text:p text:style-name="P5">2) Порождающие</text:p>
      <text:p text:style-name="P5"><text:tab/>предназначены для решения проблем в области создания объектов и их инстациирования</text:p>
      <text:p text:style-name="P5">3) Поведенчиские</text:p>
      <text:p text:style-name="P5">4) Структурные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Плюсы</text:p>
          </table:table-cell>
          <table:table-cell table:style-name="Table1.B1" office:value-type="string">
            <text:p text:style-name="P18">Минусы</text:p>
          </table:table-cell>
        </table:table-row>
        <table:table-row>
          <table:table-cell table:style-name="Table1.A2" office:value-type="string">
            <text:p text:style-name="P18">Модернизируются в течение всего времени, посему предоставляет оптимальное решение</text:p>
          </table:table-cell>
          <table:table-cell table:style-name="Table1.B2" office:value-type="string">
            <text:p text:style-name="P18">Проблема применения паттернов ради самого применения <text:span text:style-name="T2">(неграмотный зазнавшийся програмист)</text:span></text:p>
          </table:table-cell>
        </table:table-row>
        <table:table-row>
          <table:table-cell table:style-name="Table1.A2" office:value-type="string">
            <text:p text:style-name="P18">Позволяет лучше читать чужой код (стандартные шаблоны)</text:p>
          </table:table-cell>
          <table:table-cell table:style-name="Table1.B2" office:value-type="string">
            <text:p text:style-name="P18"/>
          </table:table-cell>
        </table:table-row>
      </table:table>
      <text:p text:style-name="Text_20_body"/>
      <text:h text:style-name="P25" text:outline-level="2">Фундмаентальные паттерны</text:h>
      <text:p text:style-name="P3">1)Делегирование</text:p>
      <text:p text:style-name="P1"/>
      <text:p text:style-name="P1">Наш объект имеет <text:span text:style-name="T1">набор функционала</text:span>, при этом он не сам исполняет код, а передаёт исполнение внутреннему члену класса (делегату)</text:p>
      <text:p text:style-name="P1"/>
      <text:p text:style-name="P1">Пример:</text:p>
      <text:p text:style-name="P1">public class MyClass implements Comparable {</text:p>
      <text:p text:style-name="P1"><text:tab/>-</text:p>
      <text:p text:style-name="P1"><text:tab/>public Comparable delegate;</text:p>
      <text:p text:style-name="P1"><text:tab/>-</text:p>
      <text:p text:style-name="P1"><text:tab/>@Override</text:p>
      <text:p text:style-name="P1"><text:tab/>public int compareTo (Object arg) {</text:p>
      <text:p text:style-name="P1"><text:tab/><text:tab/>return delegate.compareTo(arg)</text:p>
      <text:p text:style-name="P1"><text:tab/>}</text:p>
      <text:p text:style-name="P1"><text:tab/>-</text:p>
      <text:p text:style-name="P1">}</text:p>
      <text:p text:style-name="P1"/>
      <text:p text:style-name="P3">2)Шаблон функционального дизайна</text:p>
      <text:p text:style-name="P2"/>
      <text:p text:style-name="P2">Каждый класс отличает за отдельный функционал (не городить супер классы)</text:p>
      <text:p text:style-name="P2"/>
      <text:p text:style-name="P3">3) Imutable interface (неизменяемы интерфейс)</text:p>
      <text:p text:style-name="P2"/>
      <text:p text:style-name="P2">Пример:</text:p>
      <text:p text:style-name="P2"/>
      <text:p text:style-name="P2">class Student implements ImutableStudent{</text:p>
      <text:p text:style-name="P2"><text:tab/>private String fname;</text:p>
      <text:p text:style-name="P2"><text:tab/>private String sname;</text:p>
      <text:p text:style-name="P2"><text:tab/></text:p>
      <text:p text:style-name="P2"><text:tab/>getters ...</text:p>
      <text:p text:style-name="P2"><text:tab/>setters ...</text:p>
      <text:p text:style-name="P2">}</text:p>
      <text:p text:style-name="P2"/>
      <text:p text:style-name="P2">interface <text:bookmark-start text:name="__DdeLink__2_193420546"/>ImutableStudent<text:bookmark-end text:name="__DdeLink__2_193420546"/> {</text:p>
      <text:p text:style-name="P2"><text:tab/>String getLastName();</text:p>
      <text:p text:style-name="P2"><text:tab/>String getFirstName();</text:p>
      <text:p text:style-name="P2">}</text:p>
      <text:p text:style-name="P2"/>
      <text:p text:style-name="P2">Минусы : приведением типов вся сказка рушится.</text:p>
      <text:p text:style-name="P1"/>
      <text:p text:style-name="P3">4) <text:span text:style-name="T1">Interface (интерфейсы :) )</text:span></text:p>
      <text:p text:style-name="P6">Позволяет выделить Api и сделать функционал более понятным.</text:p>
      <text:p text:style-name="P3"><text:soft-page-break/>5) Interface-маркер</text:p>
      <text:p text:style-name="P6">Служит для того чтобы пометить какойто тип, и использовать метку дальше в коде.</text:p>
      <text:p text:style-name="P6">Пример: Serializeble, Clonable</text:p>
      <text:p text:style-name="P8">Можно заменить анотациями. (более приемлемо в современном программирование)</text:p>
      <text:p text:style-name="P7"/>
      <text:h text:style-name="P26" text:outline-level="2">Порождающие паттерны</text:h>
      <text:p text:style-name="P9">Разбить связь создания и использования объекта.</text:p>
      <text:p text:style-name="P3">1) <text:span text:style-name="T3">Фабричный метод</text:span></text:p>
      <text:p text:style-name="P10">Тип данных имеющий методы которые создают необходимые нам объекты.</text:p>
      <text:p text:style-name="P12"/>
      <text:p text:style-name="P12">Пример:</text:p>
      <text:p text:style-name="P12">interface StreamFactory {</text:p>
      <text:p text:style-name="P12"><text:tab/>InputStream getInputStream (string path) </text:p>
      <text:p text:style-name="P12">}</text:p>
      <text:p text:style-name="P3">2) <text:span text:style-name="T3">Абстрактная фабрика</text:span></text:p>
      <text:p text:style-name="P13">Предназначена для создания группы взаимосвязанных объектов</text:p>
      <text:p text:style-name="P13">Пример: GUI выбор объектов в зависимости от темы (button + textBox + label + … которые выбираются вместе одной абстрактной фабрикой, <text:span text:style-name="T4">а не вразнобой</text:span>)</text:p>
      <text:p text:style-name="P11"/>
      <text:p text:style-name="P4">3) Строитель(билдер)</text:p>
      <text:p text:style-name="P14">Необходим тогда, когда сам процесс создания объекта нетривиален.</text:p>
      <text:p text:style-name="P14"/>
      <text:p text:style-name="P14">Пример:</text:p>
      <text:p text:style-name="P14">Рассмотрим процесс собрик PC</text:p>
      <text:p text:style-name="P14">1)установка Материнской платы</text:p>
      <text:p text:style-name="P14">2)установка Процессора</text:p>
      <text:p text:style-name="P14">3)установка Оперативной памяти</text:p>
      <text:p text:style-name="P14">4)установка HDD</text:p>
      <text:p text:style-name="P14">5)устанока Блока питания</text:p>
      <text:p text:style-name="P14"/>
      <text:p text:style-name="P14">class Comp {</text:p>
      <text:p text:style-name="P14">...</text:p>
      <text:p text:style-name="P14">}</text:p>
      <text:p text:style-name="P14"/>
      <text:p text:style-name="P14"><text:soft-page-break/>class CompBuilder {</text:p>
      <text:p text:style-name="P14"><text:tab/>abstract Comp comp;</text:p>
      <text:p text:style-name="P14"><text:tab/>public void createComp() {</text:p>
      <text:p text:style-name="P14"><text:tab/><text:tab/>comp = new Comp;</text:p>
      <text:p text:style-name="P14"><text:tab/>}</text:p>
      <text:p text:style-name="P14"><text:tab/>public Comp getComp() {</text:p>
      <text:p text:style-name="P14"><text:tab/><text:tab/>return comp;</text:p>
      <text:p text:style-name="P14"><text:tab/>}</text:p>
      <text:p text:style-name="P14"><text:tab/>abstract void buildMotherboard();</text:p>
      <text:p text:style-name="P14"><text:tab/>abstract void buildProcessor();</text:p>
      <text:p text:style-name="P14"><text:tab/>abstract void buildMemory();</text:p>
      <text:p text:style-name="P14"><text:tab/>abstract void build<text:span text:style-name="T5">HDD</text:span>();</text:p>
      <text:p text:style-name="P15"><text:tab/>abstract void build<text:span text:style-name="T5">Power</text:span>();</text:p>
      <text:p text:style-name="P16">}</text:p>
      <text:p text:style-name="P16"/>
      <text:p text:style-name="P16">class Director {</text:p>
      <text:p text:style-name="P16"><text:tab/>методы по установке билдера</text:p>
      <text:p text:style-name="P16"><text:tab/>методы по билду (по очереди вызываются методы build билдера)</text:p>
      <text:p text:style-name="P16">}</text:p>
      <text:p text:style-name="P16"/>
      <text:p text:style-name="P16">Билдер хорошо помогает например когда надо добавить новые файнал поля. Вместо того чтобы создавать новый конструктор который потом необходимо везде заменить, просто меняется билдер.</text:p>
      <text:p text:style-name="P3">4)<text:span text:style-name="T6">Пулл объектов (Object pool)</text:span></text:p>
      <text:p text:style-name="P17">Если нам нужно получить какойто объект содание которого довольно дорогостоящее, заранее создаётся пул объектов, содержащий какоето колличество объектов, и объекты берутся при необходимости из пула, и вместо закрывания объекты отдаются обратно в пул.</text:p>
      <text:p text:style-name="P17">Возможные проблемы: объекты закончились(можно создать новый, можно попросить подождать), излишнее колличество объектов(можно что то типо авторесайза), возможно будет испорчено состояние(проверять и подготавливать к очередному использованию),...</text:p>
      <text:p text:style-name="P17">Пример: Connection pool (пулл конектов)</text:p>
      <text:p text:style-name="P23"><text:soft-page-break/>5) Prototype (прототип)</text:p>
      <text:p text:style-name="P20">Пример:</text:p>
      <text:p text:style-name="P20"><text:tab/>MyClass prototype;</text:p>
      <text:p text:style-name="P20"><text:tab/></text:p>
      <text:p text:style-name="P20"><text:tab/>…</text:p>
      <text:p text:style-name="P20"><text:tab/>this.prototype.clone();</text:p>
      <text:p text:style-name="P20"><text:tab/>…</text:p>
      <text:p text:style-name="Heading">6) <text:span text:style-name="T7">Singtone </text:span></text:p>
      <text:p text:style-name="P20">Объект должен сожержаться в единственном экземпляре во всей системе.</text:p>
      <text:p text:style-name="P20"/>
      <text:p text:style-name="P20">Пример:</text:p>
      <text:p text:style-name="P20">class MyClass {</text:p>
      <text:p text:style-name="P20"><text:tab/><text:span text:style-name="T8">private final static </text:span>MyClass <text:bookmark-start text:name="__DdeLink__261_1568419622"/><text:span text:style-name="T8">INSTANCE</text:span><text:bookmark-end text:name="__DdeLink__261_1568419622"/><text:span text:style-name="T8"> = new MyClass</text:span>;</text:p>
      <text:p text:style-name="P20"><text:tab/>private MyClass () {<text:tab/><text:tab/></text:p>
      <text:p text:style-name="P20"><text:tab/>}</text:p>
      <text:p text:style-name="P20"><text:tab/><text:span text:style-name="T8">public MyClass getInstance() {</text:span></text:p>
      <text:p text:style-name="P21"><text:tab/><text:tab/><text:span text:style-name="T8">return INSTANCE;</text:span></text:p>
      <text:p text:style-name="P20"><text:tab/><text:span text:style-name="T8">}</text:span></text:p>
      <text:p text:style-name="P20">}</text:p>
      <text:p text:style-name="P22">Проблема doubleCheckLocking всегда связана с ленивой инициализацией (убрать статик у инстанса и проверять существует ли обект в getInstance)</text:p>
      <text:p text:style-name="P22"/>
      <text:p text:style-name="P22">Правильная реализация: через enum,final static,instanceHolder(private static class хранилище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0fae77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  <style:text-properties officeooo:rsid="000fae7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8:56:50.093484846</meta:creation-date>
    <dc:date>2016-10-25T12:27:09.003223174</dc:date>
    <meta:editing-duration>PT36M15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6" meta:paragraph-count="115" meta:word-count="515" meta:character-count="3928" meta:non-whitespace-character-count="3475"/>
  </office:meta>
</office:document-meta>
</file>